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6710" officeooo:paragraph-rsid="001f6710"/>
    </style:style>
    <style:style style:name="P2" style:family="paragraph" style:parent-style-name="Standard">
      <style:text-properties officeooo:rsid="0020b268" officeooo:paragraph-rsid="0020b268"/>
    </style:style>
    <style:style style:name="P3" style:family="paragraph" style:parent-style-name="Standard">
      <style:text-properties officeooo:rsid="0021122d" officeooo:paragraph-rsid="0021122d"/>
    </style:style>
    <style:style style:name="P4" style:family="paragraph" style:parent-style-name="Standard">
      <style:text-properties officeooo:rsid="0021bb04" officeooo:paragraph-rsid="0021bb04"/>
    </style:style>
    <style:style style:name="P5" style:family="paragraph" style:parent-style-name="Standard">
      <style:text-properties officeooo:rsid="00224dc0" officeooo:paragraph-rsid="00224dc0"/>
    </style:style>
    <style:style style:name="P6" style:family="paragraph" style:parent-style-name="Standard">
      <style:text-properties officeooo:rsid="00238963" officeooo:paragraph-rsid="00238963"/>
    </style:style>
    <style:style style:name="P7" style:family="paragraph" style:parent-style-name="Standard">
      <style:text-properties officeooo:rsid="0025862e" officeooo:paragraph-rsid="0025862e"/>
    </style:style>
    <style:style style:name="P8" style:family="paragraph" style:parent-style-name="Standard">
      <style:text-properties officeooo:rsid="00261161" officeooo:paragraph-rsid="00261161"/>
    </style:style>
    <style:style style:name="P9" style:family="paragraph" style:parent-style-name="Standard">
      <style:text-properties officeooo:rsid="0026a95c" officeooo:paragraph-rsid="0026a95c"/>
    </style:style>
    <style:style style:name="P10" style:family="paragraph" style:parent-style-name="Standard">
      <style:text-properties fo:font-weight="bold" officeooo:rsid="0026a95c" officeooo:paragraph-rsid="0026a95c" style:font-weight-asian="bold" style:font-weight-complex="bold"/>
    </style:style>
    <style:style style:name="P11" style:family="paragraph" style:parent-style-name="Standard">
      <style:text-properties officeooo:rsid="002889de" officeooo:paragraph-rsid="002889de"/>
    </style:style>
    <style:style style:name="P12" style:family="paragraph" style:parent-style-name="Standard">
      <style:text-properties style:text-underline-style="solid" style:text-underline-width="auto" style:text-underline-color="font-color" officeooo:rsid="002889de" officeooo:paragraph-rsid="002889de"/>
    </style:style>
    <style:style style:name="P13" style:family="paragraph" style:parent-style-name="Standard">
      <style:text-properties style:text-underline-style="solid" style:text-underline-width="auto" style:text-underline-color="font-color" officeooo:rsid="002960ac" officeooo:paragraph-rsid="0029658e"/>
    </style:style>
    <style:style style:name="P14" style:family="paragraph" style:parent-style-name="Standard">
      <style:text-properties style:text-underline-style="solid" style:text-underline-width="auto" style:text-underline-color="font-color" officeooo:rsid="0029658e" officeooo:paragraph-rsid="0029658e"/>
    </style:style>
    <style:style style:name="P15" style:family="paragraph" style:parent-style-name="Standard">
      <style:text-properties fo:font-weight="normal" officeooo:rsid="0026a95c" officeooo:paragraph-rsid="0026a95c" style:font-weight-asian="normal" style:font-weight-complex="normal"/>
    </style:style>
    <style:style style:name="P16" style:family="paragraph" style:parent-style-name="Standard">
      <style:text-properties style:text-underline-style="none" officeooo:rsid="002960ac" officeooo:paragraph-rsid="0029658e"/>
    </style:style>
    <style:style style:name="P17" style:family="paragraph" style:parent-style-name="Standard">
      <style:text-properties style:text-underline-style="none" officeooo:rsid="002960ac" officeooo:paragraph-rsid="002960ac"/>
    </style:style>
    <style:style style:name="P18" style:family="paragraph" style:parent-style-name="Standard">
      <style:text-properties style:text-underline-style="none" officeooo:rsid="002889de" officeooo:paragraph-rsid="002889de"/>
    </style:style>
    <style:style style:name="P19" style:family="paragraph" style:parent-style-name="Standard">
      <style:text-properties style:text-underline-style="none" officeooo:rsid="0029658e" officeooo:paragraph-rsid="0029658e"/>
    </style:style>
    <style:style style:name="P20" style:family="paragraph" style:parent-style-name="Standard">
      <style:text-properties style:text-underline-style="none" fo:font-weight="bold" officeooo:rsid="002c8cd3" officeooo:paragraph-rsid="002c8cd3" style:font-weight-asian="bold" style:font-weight-complex="bold"/>
    </style:style>
    <style:style style:name="P21" style:family="paragraph" style:parent-style-name="Standard">
      <style:text-properties style:text-underline-style="none" fo:font-weight="bold" officeooo:rsid="002f5509" officeooo:paragraph-rsid="002f5509" style:font-weight-asian="bold" style:font-weight-complex="bold"/>
    </style:style>
    <style:style style:name="P22" style:family="paragraph" style:parent-style-name="Standard">
      <style:text-properties style:text-underline-style="none" fo:font-weight="bold" officeooo:rsid="002fd753" officeooo:paragraph-rsid="002fd753" style:font-weight-asian="bold" style:font-weight-complex="bold"/>
    </style:style>
    <style:style style:name="T1" style:family="text">
      <style:text-properties officeooo:rsid="0022fe83"/>
    </style:style>
    <style:style style:name="T2" style:family="text">
      <style:text-properties officeooo:rsid="00238963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2889de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29658e"/>
    </style:style>
    <style:style style:name="T7" style:family="text">
      <style:text-properties style:text-underline-style="none" officeooo:rsid="002aa00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stributed systems</text:p>
      <text:p text:style-name="P1"/>
      <text:p text:style-name="P1">Föreläsning (Erlang I)</text:p>
      <text:p text:style-name="P1"/>
      <text:p text:style-name="P1">-threads has shared memories, processes has not</text:p>
      <text:p text:style-name="P1">- message passing between processes</text:p>
      <text:p text:style-name="P1"/>
      <text:p text:style-name="P2">$A will get you the ASCII of A, $a ASCII of a</text:p>
      <text:p text:style-name="P2"/>
      <text:p text:style-name="P3">Variables starts with underscore(_) or big letter ex Foo or _foo</text:p>
      <text:p text:style-name="P3"/>
      <text:p text:style-name="P3">A bound variable cant be assigned to something new.</text:p>
      <text:p text:style-name="P3"/>
      <text:p text:style-name="P3">To remove bound variables, use “f()”.</text:p>
      <text:p text:style-name="P3"/>
      <text:p text:style-name="P3">for help, type “help().” in the shell</text:p>
      <text:p text:style-name="P3"/>
      <text:p text:style-name="P4">After every line in type “.”</text:p>
      <text:p text:style-name="P4"/>
      <text:p text:style-name="P4"/>
      <text:p text:style-name="P4">-module(test).</text:p>
      <text:p text:style-name="P4">-export([start/0,area/2]).</text:p>
      <text:p text:style-name="P4"/>
      <text:p text:style-name="P4">Start() → </text:p>
      <text:p text:style-name="P4"><text:tab/>io:fwrite(“hello world!”).</text:p>
      <text:p text:style-name="P4"/>
      <text:p text:style-name="P4">area(X, Y) → X * Y.</text:p>
      <text:p text:style-name="P4"/>
      <text:p text:style-name="P4"/>
      <text:p text:style-name="P4">After a recursive or iterative function, the loop needs to end with “end.”</text:p>
      <text:p text:style-name="P4"/>
      <text:p text:style-name="P5">sum(L) →</text:p>
      <text:p text:style-name="P5"><text:tab/>case L of</text:p>
      <text:p text:style-name="P5"><text:tab/><text:tab/>[] →</text:p>
      <text:p text:style-name="P5"><text:tab/><text:tab/>0;</text:p>
      <text:p text:style-name="P5"><text:tab/>[H|T] →</text:p>
      <text:p text:style-name="P5"><text:tab/><text:tab/>H + sum(T)</text:p>
      <text:p text:style-name="P5"><text:tab/>end.</text:p>
      <text:p text:style-name="P5"/>
      <text:p text:style-name="P5">“.” is end of expression</text:p>
      <text:p text:style-name="P5"/>
      <text:p text:style-name="P5">“;” is end of case</text:p>
      <text:p text:style-name="P5"/>
      <text:p text:style-name="P5">“,” <text:span text:style-name="T1">is end of line (if you have more lines in function)</text:span></text:p>
      <text:p text:style-name="P5"/>
      <text:p text:style-name="P5"/>
      <text:p text:style-name="P5"/>
      <text:p text:style-name="P5"/>
      <text:p text:style-name="P5"/>
      <text:p text:style-name="P5"><text:soft-page-break/>-<text:span text:style-name="T2">module(account).</text:span></text:p>
      <text:p text:style-name="P5"/>
      <text:p text:style-name="P6">start(Balance) →</text:p>
      <text:p text:style-name="P6"><text:tab/>spawn(fun() → server(Balance) end).</text:p>
      <text:p text:style-name="P6"/>
      <text:p text:style-name="P6">Server(Balance) →</text:p>
      <text:p text:style-name="P6"><text:tab/>receive<text:tab/><text:tab/>(like a case, matches when receiving)<text:line-break/><text:tab/>{deposit, X} →</text:p>
      <text:p text:style-name="P6"><text:tab/><text:tab/>server(Balance+X);</text:p>
      <text:p text:style-name="P6"><text:tab/>{withdraw, X} →</text:p>
      <text:p text:style-name="P6"><text:tab/><text:tab/>server(Balance-X);</text:p>
      <text:p text:style-name="P6"><text:tab/>end.</text:p>
      <text:p text:style-name="P6"/>
      <text:p text:style-name="P7">Process(destination) ! {message, x}(message to send)</text:p>
      <text:p text:style-name="P7"/>
      <text:p text:style-name="P8">Failure detection(monitor) – if a faliure is detected, a special failure message is queued in the message queue</text:p>
      <text:p text:style-name="P8"/>
      <text:p text:style-name="P8">If a parent process is going down, you might want the child process to also go down. This is possible by linking, set dependendies to the functions.</text:p>
      <text:p text:style-name="P8"/>
      <text:p text:style-name="P10">Lecture 2 – networks and interprocess communication</text:p>
      <text:p text:style-name="P15"/>
      <text:p text:style-name="P9">Requirements for network: Performance, scalability, reliability, <text:span text:style-name="T4">security, mobility, quality/service</text:span></text:p>
      <text:p text:style-name="P9"/>
      <text:p text:style-name="P11">A network is a hardware/software data communication system that provides interconnection of computers and other devices</text:p>
      <text:p text:style-name="P11"/>
      <text:p text:style-name="P11">An internet is a set of networks connected with routers</text:p>
      <text:p text:style-name="P11"/>
      <text:p text:style-name="P11">“The internet” is the largest internet that incudes comersial,military, university and other networks with different links and various protocils including IP (internet protocol)</text:p>
      <text:p text:style-name="P11"/>
      <text:p text:style-name="P12">Types of networks</text:p>
      <text:p text:style-name="P12"/>
      <text:p text:style-name="P16">Latency: How long time does it take to send an empty message?</text:p>
      <text:p text:style-name="P16"><text:tab/>Distance (speed of signal(light)),</text:p>
      <text:p text:style-name="P13"><text:span text:style-name="T6"><text:tab/>A</text:span><text:span text:style-name="T5">ccess(granting of resource)</text:span></text:p>
      <text:p text:style-name="P13"><text:span text:style-name="T5"><text:tab/></text:span><text:span text:style-name="T6">R</text:span><text:span text:style-name="T5">outing(processing in nodes)</text:span></text:p>
      <text:p text:style-name="P16">Transfer rate: What is the rate at wich we can send data?</text:p>
      <text:p text:style-name="P18"/>
      <text:p text:style-name="P12"><text:span text:style-name="T5">WAN – wide area networks </text:span><text:span text:style-name="T6">(ip routed 20 – 400ms latency)</text:span></text:p>
      <text:p text:style-name="P18">MAN – metropolitan Area networks (citys, big areas)</text:p>
      <text:p text:style-name="P12"><text:span text:style-name="T5">LAN – local area network (uniersitys, buissiness) </text:span><text:span text:style-name="T6">(1-10 ms latency)</text:span></text:p>
      <text:p text:style-name="P18">PAN – personal area networks (ex in your home)</text:p>
      <text:p text:style-name="P18">BAN – body area networks (ex sensors measuring blood sugar, pulse etc)</text:p>
      <text:p text:style-name="P18"/>
      <text:p text:style-name="P19">Mobile networks 40- 800ms latency</text:p>
      <text:p text:style-name="P19">5G 20-30 ms latency (equilavent with ethernet)</text:p>
      <text:p text:style-name="P19"><text:soft-page-break/>Satelite &gt; 250ms</text:p>
      <text:p text:style-name="P18"/>
      <text:p text:style-name="P17"/>
      <text:p text:style-name="P17"/>
      <text:p text:style-name="P14"><text:span text:style-name="T5">Message size - a bigger massage need to send more packets, and therefor the time </text:span><text:span text:style-name="T7">to send the message </text:span><text:span text:style-name="T5">can </text:span><text:span text:style-name="T7">take</text:span><text:span text:style-name="T5"> longer </text:span><text:span text:style-name="T7">time.</text:span></text:p>
      <text:p text:style-name="P19"/>
      <text:p text:style-name="P19">propagation delay = Distance / propagation speed</text:p>
      <text:p text:style-name="P19"/>
      <text:p text:style-name="P19">Transmission time = packet size/ bit rate </text:p>
      <text:p text:style-name="P19"/>
      <text:p text:style-name="P19">Packet delivery time = packet size/ bit rate + Distance / propagation speed</text:p>
      <text:p text:style-name="P19"/>
      <text:p text:style-name="P20">Lecture 4</text:p>
      <text:p text:style-name="P20"><text:span text:style-name="T3"/></text:p>
      <text:p text:style-name="P20"><text:span text:style-name="T3">Remote invocation – </text:span></text:p>
      <text:p text:style-name="P20"><text:span text:style-name="T3"/></text:p>
      <text:p text:style-name="P20"><text:span text:style-name="T3">topology direction→ network layer, socket layer, remote invocation/ indirect communication, Application layer</text:span></text:p>
      <text:p text:style-name="P20"><text:span text:style-name="T3"/></text:p>
      <text:p text:style-name="P21"><text:span text:style-name="T3">RPC – Remote </text:span></text:p>
      <text:p text:style-name="P21"><text:span text:style-name="T3"/></text:p>
      <text:p text:style-name="P22"><text:span text:style-name="T3">IDL Interface Definition Language</text:span></text:p>
      <text:p text:style-name="P22"><text:span text:style-name="T3"/></text:p>
      <text:p text:style-name="P22"><text:span text:style-name="T3">RMI – remote method invocatio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31T15:16:26.713605116</meta:creation-date>
    <meta:editing-duration>P3DT23H36M14S</meta:editing-duration>
    <meta:editing-cycles>5</meta:editing-cycles>
    <meta:generator>LibreOffice/6.4.5.2$Linux_X86_64 LibreOffice_project/40$Build-2</meta:generator>
    <dc:date>2020-09-07T13:36:16.160004324</dc:date>
    <meta:document-statistic meta:table-count="0" meta:image-count="0" meta:object-count="0" meta:page-count="3" meta:paragraph-count="67" meta:word-count="440" meta:character-count="2841" meta:non-whitespace-character-count="2430"/>
  </office:meta>
</office:document-meta>
</file>